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nversione codice ATECO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TECO2cifre</text:p>
          </table:table-cell>
          <table:table-cell office:value-type="string" calcext:value-type="string">
            <text:p>Settore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LTIVAZIONI AGRICOLE E PRODUZIONE DI PRODOTTI ANIMALI, CACCIA E SERVIZI CONNESSI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ILVICOLTURA ED UTILIZZO DI AREE FORESTALI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PESCA E ACQUACOLTURA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ESTRAZIONE DI CARBONE (ESCLUSA TORBA)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ESTRAZIONE DI PETROLIO GREGGIO E DI GAS NATURALE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ESTRAZIONE DI MINERALI METALLIFERI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ALTRE ATTIVITÀ DI ESTRAZIONE DI MINERALI DA CAVE E MINIERE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ATTIVITÀ DEI SERVIZI DI SUPPORTO ALL'ESTRAZIONE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NDUSTRIE ALIMENTARI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INDUSTRIA DELLE BEVANDE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INDUSTRIA DEL TABACCO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INDUSTRIE TESSILI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CONFEZIONE DI ARTICOLI DI ABBIGLIAMENTO; CONFEZIONE DI ARTICOLI IN PELLE E PELLICCIA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FABBRICAZIONE DI ARTICOLI IN PELLE E SIMILI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INDUSTRIA DEL LEGNO E DEI PRODOTTI IN LEGNO E SUGHERO (ESCLUSI I MOBILI); FABBRICAZIONE DI ARTICOLI IN PAGLIA E MATERIALI DA INTRECCIO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FABBRICAZIONE DI CARTA E DI PRODOTTI DI CARTA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STAMPA E RIPRODUZIONE DI SUPPORTI REGISTRATI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FABBRICAZIONE DI COKE E PRODOTTI DERIVANTI DALLA RAFFINAZIONE DEL PETROLIO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FABBRICAZIONE DI PRODOTTI CHIMICI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FABBRICAZIONE DI PRODOTTI FARMACEUTICI DI BASE E DI PREPARATI FARMACEUTICI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FABBRICAZIONE DI ARTICOLI IN GOMMA E MATERIE PLASTICHE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FABBRICAZIONE DI ALTRI PRODOTTI DELLA LAVORAZIONE DI MINERALI NON METALLIFERI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ETALLURGIA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FABBRICAZIONE DI PRODOTTI IN METALLO (ESCLUSI MACCHINARI E ATTREZZATURE)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FABBRICAZIONE DI COMPUTER E PRODOTTI DI ELETTRONICA E OTTICA; APPARECCHI ELETTROMEDICALI, APPARECCHI DI MISURAZIONE E DI OROLOGI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FABBRICAZIONE DI APPARECCHIATURE ELETTRICHE ED APPARECCHIATURE PER USO DOMESTICO NON ELETTRICHE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FABBRICAZIONE DI MACCHINARI ED APPARECCHIATURE NCA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FABBRICAZIONE DI AUTOVEICOLI, RIMORCHI E SEMIRIMORCHI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FABBRICAZIONE DI ALTRI MEZZI DI TRASPORTO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FABBRICAZIONE DI MOBILI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ALTRE INDUSTRIE MANIFATTURIERE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RIPARAZIONE, MANUTENZIONE ED INSTALLAZIONE DI MACCHINE ED APPARECCHIATURE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FORNITURA DI ENERGIA ELETTRICA, GAS, VAPORE E ARIA CONDIZIONATA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RACCOLTA, TRATTAMENTO E FORNITURA DI ACQUA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GESTIONE DELLE RETI FOGNARIE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ATTIVITÀ DI RACCOLTA, TRATTAMENTO E SMALTIMENTO DEI RIFIUTI; RECUPERO DEI MATERIALI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ATTIVITÀ DI RISANAMENTO E ALTRI SERVIZI DI GESTIONE DEI RIFIUTI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COSTRUZIONE DI EDIFICI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INGEGNERIA CIVILE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LAVORI DI COSTRUZIONE SPECIALIZZATI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COMMERCIO ALL'INGROSSO E AL DETTAGLIO E RIPARAZIONE DI AUTOVEICOLI E MOTOCICLI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COMMERCIO ALL'INGROSSO (ESCLUSO QUELLO DI AUTOVEICOLI E DI MOTOCICLI)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COMMERCIO AL DETTAGLIO (ESCLUSO QUELLO DI AUTOVEICOLI E DI MOTOCICLI)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TRASPORTO TERRESTRE E TRASPORTO MEDIANTE CONDOTTE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TRASPORTO MARITTIMO E PER VIE D'ACQUA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TRASPORTO AEREO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MAGAZZINAGGIO E ATTIVITÀ DI SUPPORTO AI TRASPORTI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SERVIZI POSTALI E ATTIVITÀ DI CORRIERE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ALLOGGIO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ATTIVITÀ DEI SERVIZI DI RISTORAZIONE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ATTIVITÀ EDITORIALI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ATTIVITÀ DI PRODUZIONE CINEMATOGRAFICA, DI VIDEO E DI PROGRAMMI TELEVISIVI, DI REGISTRAZIONI MUSICALI E SONORE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ATTIVITÀ DI PROGRAMMAZIONE E TRASMISSIONE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TELECOMUNICAZIONI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PRODUZIONE DI SOFTWARE, CONSULENZA INFORMATICA E ATTIVITÀ CONNESSE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ATTIVITÀ DEI SERVIZI D'INFORMAZIONE E ALTRI SERVIZI INFORMATICI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ATTIVITÀ DI SERVIZI FINANZIARI (ESCLUSE LE ASSICURAZIONI E I FONDI PENSIONE)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ASSICURAZIONI, RIASSICURAZIONI E FONDI PENSIONE (ESCLUSE LE ASSICURAZIONI SOCIALI OBBLIGATORIE)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ATTIVITÀ AUSILIARIE DEI SERVIZI FINANZIARI E DELLE ATTIVITÀ ASSICURATIVE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ATTIVITÀ IMMOBILIARI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ATTIVITÀ LEGALI E CONTABILITÀ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ATTIVITÀ DI DIREZIONE AZIENDALE E DI CONSULENZA GESTIONALE 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ATTIVITÀ DEGLI STUDI DI ARCHITETTURA E D'INGEGNERIA; COLLAUDI ED ANALISI TECNICHE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RICERCA SCIENTIFICA E SVILUPPO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PUBBLICITÀ E RICERCHE DI MERCATO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ALTRE ATTIVITÀ PROFESSIONALI, SCIENTIFICHE E TECNICHE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SERVIZI VETERINARI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ATTIVITÀ DI NOLEGGIO E LEASING OPERATIVO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ATTIVITÀ DI RICERCA, SELEZIONE, FORNITURA DI PERSONALE 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ATTIVITÀ DEI SERVIZI DELLE AGENZIE DI VIAGGIO, DEI TOUR OPERATOR E SERVIZI DI PRENOTAZIONE E ATTIVITÀ CONNESSE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SERVIZI DI VIGILANZA E INVESTIGAZIONE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ATTIVITÀ DI SERVIZI PER EDIFICI E PAESAGGIO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ATTIVITÀ DI SUPPORTO PER LE FUNZIONI D'UFFICIO E ALTRI SERVIZI DI SUPPORTO ALLE IMPRESE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AMMINISTRAZIONE PUBBLICA E DIFESA; ASSICURAZIONE SOCIALE OBBLIGATORIA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ISTRUZIONE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ASSISTENZA SANITARIA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SERVIZI DI ASSISTENZA SOCIALE RESIDENZIALE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ASSISTENZA SOCIALE NON RESIDENZIALE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ATTIVITÀ CREATIVE, ARTISTICHE E DI INTRATTENIMENTO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ATTIVITÀ DI BIBLIOTECHE, ARCHIVI, MUSEI ED ALTRE ATTIVITÀ CULTURALI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ATTIVITÀ RIGUARDANTI LE LOTTERIE, LE SCOMMESSE, LE CASE DA GIOCO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ATTIVITÀ SPORTIVE, DI INTRATTENIMENTO E DI DIVERTIMENTO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ATTIVITÀ DI ORGANIZZAZIONI ASSOCIATIVE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RIPARAZIONE DI COMPUTER E DI BENI PER USO PERSONALE E PER LA CASA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ALTRE ATTIVITÀ DI SERVIZI PER LA PERSONA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ATTIVITÀ DI FAMIGLIE E CONVIVENZE COME DATORI DI LAVORO PER PERSONALE DOMESTICO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PRODUZIONE DI BENI E SERVIZI INDIFFERENZIATI PER USO PROPRIO DA PARTE DI FAMIGLIE E CONVIVENZE 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ORGANIZZAZIONI ED ORGANISMI EXTRATERRITORIALI</text:p>
          </table:table-cell>
        </table:table-row>
        <table:table-row table:style-name="ro1" table:number-rows-repeated="104848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€ </number:text>
      <number:number number:decimal-places="0" loext:min-decimal-places="0" number:min-integer-digits="1" number:grouping="true"/>
    </number:number-style>
    <number:number-style style:name="N121">
      <number:text>-€ 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loext:min-decimal-places="2" number:min-integer-digits="1" number:grouping="true"/>
    </number:number-style>
    <number:number-style style:name="N123">
      <number:text>-€ 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€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1:07:51.041045417</meta:creation-date>
    <dc:date>2017-01-12T11:08:51.506319070</dc:date>
    <meta:editing-duration>PT1M</meta:editing-duration>
    <meta:editing-cycles>1</meta:editing-cycles>
    <meta:document-statistic meta:table-count="1" meta:cell-count="178" meta:object-count="0"/>
    <meta:generator>LibreOffice/5.1.4.2$Linux_X86_64 LibreOffice_project/10m0$Build-2</meta:generator>
  </office:meta>
</office:document-meta>
</file>